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8028in" style:rel-column-width="4036*"/>
    </style:style>
    <style:style style:name="Table1.B" style:family="table-column">
      <style:table-column-properties style:column-width="2.0618in" style:rel-column-width="2969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2">
        <text:list-item>
          <text:p text:style-name="P9">Enhance a Mediawiki installation with fine-grained permissions</text:p>
        </text:list-item>
        <text:list-item>
          <text:p text:style-name="P9">Enhance remote management capabilities</text:p>
        </text:list-item>
        <text:list-item>
          <text:p text:style-name="P9">Implement a simple to operate replication system</text:p>
        </text:list-item>
        <text:list-item>
          <text:p text:style-name="P9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3">Its permission functionality isn't fine-grained enough (e,g, not name-space-level)</text:p>
        </text:list-item>
        <text:list-item>
          <text:p text:style-name="P13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6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68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Policing already in place based on 'read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12" office:value-type="string">
            <text:p text:style-name="P68">SpecialNew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/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SpecialRecentchan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SpecialStatistic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Write protected through 'editinterface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8">QueryPage.php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  <text:p text:style-name="P2"/>
      <text:p text:style-name="P2">Special:Recentchanges --&gt; filter 'log' entries 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23:16:17</dc:date>
    <dc:language>en-US</dc:language>
    <meta:editing-cycles>70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10" meta:word-count="345" meta:character-count="2565"/>
  </office:meta>
</office:document-meta>
</file>